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autoencoder_summ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n_iter</text:p>
          </table:table-cell>
        </table:table-row>
        <table:table-row table:style-name="ro1">
          <table:table-cell office:value-type="string" calcext:value-type="string">
            <text:p>10-6-50</text:p>
          </table:table-cell>
          <table:table-cell office:value-type="float" office:value="0.00375426661899" calcext:value-type="float">
            <text:p>0.00375426661899</text:p>
          </table:table-cell>
          <table:table-cell table:style-name="ce1" office:value-type="float" office:value="0.00387517176677" calcext:value-type="float">
            <text:p>0.00387517176677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office:value-type="string" calcext:value-type="string">
            <text:p>10-6-100</text:p>
          </table:table-cell>
          <table:table-cell office:value-type="float" office:value="0.00366356420813" calcext:value-type="float">
            <text:p>0.00366356420813</text:p>
          </table:table-cell>
          <table:table-cell table:style-name="ce2" office:value-type="float" office:value="0.00377330735629" calcext:value-type="float">
            <text:p>0.00377330735629</text:p>
          </table:table-cell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string" calcext:value-type="string">
            <text:p>100-10-5-100</text:p>
          </table:table-cell>
          <table:table-cell office:value-type="float" office:value="0.0204072163238" calcext:value-type="float">
            <text:p>0.0204072163238</text:p>
          </table:table-cell>
          <table:table-cell office:value-type="float" office:value="0.0216354139322" calcext:value-type="float">
            <text:p>0.0216354139322</text:p>
          </table:table-cell>
          <table:table-cell office:value-type="float" office:value="15533" calcext:value-type="float">
            <text:p>15533</text:p>
          </table:table-cell>
        </table:table-row>
        <table:table-row table:style-name="ro1">
          <table:table-cell office:value-type="string" calcext:value-type="string">
            <text:p>100-10-6-50</text:p>
          </table:table-cell>
          <table:table-cell office:value-type="float" office:value="0.0209424934995" calcext:value-type="float">
            <text:p>0.0209424934995</text:p>
          </table:table-cell>
          <table:table-cell office:value-type="float" office:value="0.0221017559037" calcext:value-type="float">
            <text:p>0.0221017559037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string" calcext:value-type="string">
            <text:p>100-10-6-100</text:p>
          </table:table-cell>
          <table:table-cell office:value-type="float" office:value="0.0199327181034" calcext:value-type="float">
            <text:p>0.0199327181034</text:p>
          </table:table-cell>
          <table:table-cell office:value-type="float" office:value="0.0239528396102" calcext:value-type="float">
            <text:p>0.0239528396102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string" calcext:value-type="string">
            <text:p>50-10-6-100</text:p>
          </table:table-cell>
          <table:table-cell office:value-type="float" office:value="0.0104058794786" calcext:value-type="float">
            <text:p>0.0104058794786</text:p>
          </table:table-cell>
          <table:table-cell office:value-type="float" office:value="0.0115148548925" calcext:value-type="float">
            <text:p>0.0115148548925</text:p>
          </table:table-cell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string" calcext:value-type="string">
            <text:p>20-10-6-50</text:p>
          </table:table-cell>
          <table:table-cell office:value-type="float" office:value="0.00558785147723" calcext:value-type="float">
            <text:p>0.00558785147723</text:p>
          </table:table-cell>
          <table:table-cell office:value-type="float" office:value="0.00573368313354" calcext:value-type="float">
            <text:p>0.00573368313354</text:p>
          </table:table-cell>
          <table:table-cell office:value-type="float" office:value="13106" calcext:value-type="float">
            <text:p>13106</text:p>
          </table:table-cell>
        </table:table-row>
        <table:table-row table:style-name="ro1">
          <table:table-cell office:value-type="string" calcext:value-type="string">
            <text:p>20-10-5-100-200</text:p>
          </table:table-cell>
          <table:table-cell office:value-type="float" office:value="0.00654886984453" calcext:value-type="float">
            <text:p>0.00654886984453</text:p>
          </table:table-cell>
          <table:table-cell office:value-type="float" office:value="0.00705008427937" calcext:value-type="float">
            <text:p>0.00705008427937</text:p>
          </table:table-cell>
          <table:table-cell office:value-type="float" office:value="19439" calcext:value-type="float">
            <text:p>19439</text:p>
          </table:table-cell>
        </table:table-row>
        <table:table-row table:style-name="ro1">
          <table:table-cell office:value-type="string" calcext:value-type="string">
            <text:p>20-10-5-100-500</text:p>
          </table:table-cell>
          <table:table-cell office:value-type="float" office:value="0.00669218658878" calcext:value-type="float">
            <text:p>0.00669218658878</text:p>
          </table:table-cell>
          <table:table-cell office:value-type="float" office:value="0.00710501238097" calcext:value-type="float">
            <text:p>0.00710501238097</text:p>
          </table:table-cell>
          <table:table-cell office:value-type="float" office:value="14013" calcext:value-type="float">
            <text:p>14013</text:p>
          </table:table-cell>
        </table:table-row>
        <table:table-row table:style-name="ro1">
          <table:table-cell office:value-type="string" calcext:value-type="string">
            <text:p>100-10-6-100-500</text:p>
          </table:table-cell>
          <table:table-cell office:value-type="float" office:value="0.0210206008149" calcext:value-type="float">
            <text:p>0.0210206008149</text:p>
          </table:table-cell>
          <table:table-cell office:value-type="float" office:value="0.021786618354" calcext:value-type="float">
            <text:p>0.021786618354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string" calcext:value-type="string">
            <text:p>100-10-6-50-500</text:p>
          </table:table-cell>
          <table:table-cell office:value-type="float" office:value="0.0219642291422" calcext:value-type="float">
            <text:p>0.0219642291422</text:p>
          </table:table-cell>
          <table:table-cell office:value-type="float" office:value="0.0252906396119" calcext:value-type="float">
            <text:p>0.0252906396119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50-10-6-50-500</text:p>
          </table:table-cell>
          <table:table-cell office:value-type="float" office:value="0.0120302774508" calcext:value-type="float">
            <text:p>0.0120302774508</text:p>
          </table:table-cell>
          <table:table-cell office:value-type="float" office:value="0.0127537516054" calcext:value-type="float">
            <text:p>0.0127537516054</text:p>
          </table:table-cell>
          <table:table-cell office:value-type="float" office:value="18934" calcext:value-type="float">
            <text:p>18934</text:p>
          </table:table-cell>
        </table:table-row>
        <table:table-row table:style-name="ro1">
          <table:table-cell office:value-type="string" calcext:value-type="string">
            <text:p>20-10-6-100-1000</text:p>
          </table:table-cell>
          <table:table-cell office:value-type="float" office:value="0.00642742444677" calcext:value-type="float">
            <text:p>0.00642742444677</text:p>
          </table:table-cell>
          <table:table-cell office:value-type="float" office:value="0.0065821919417" calcext:value-type="float">
            <text:p>0.0065821919417</text:p>
          </table:table-cell>
          <table:table-cell office:value-type="float" office:value="17270" calcext:value-type="float">
            <text:p>17270</text:p>
          </table:table-cell>
        </table:table-row>
        <table:table-row table:style-name="ro1">
          <table:table-cell office:value-type="string" calcext:value-type="string">
            <text:p>50-10-6-100-500</text:p>
          </table:table-cell>
          <table:table-cell office:value-type="float" office:value="0.0122434551551" calcext:value-type="float">
            <text:p>0.0122434551551</text:p>
          </table:table-cell>
          <table:table-cell office:value-type="float" office:value="0.012376704851" calcext:value-type="float">
            <text:p>0.012376704851</text:p>
          </table:table-cell>
          <table:table-cell office:value-type="float" office:value="19057" calcext:value-type="float">
            <text:p>19057</text:p>
          </table:table-cell>
        </table:table-row>
        <table:table-row table:style-name="ro1">
          <table:table-cell office:value-type="string" calcext:value-type="string">
            <text:p>20-10-6-50-500</text:p>
          </table:table-cell>
          <table:table-cell office:value-type="float" office:value="0.00658276414747" calcext:value-type="float">
            <text:p>0.00658276414747</text:p>
          </table:table-cell>
          <table:table-cell office:value-type="float" office:value="0.00676819438461" calcext:value-type="float">
            <text:p>0.00676819438461</text:p>
          </table:table-cell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string" calcext:value-type="string">
            <text:p>20-10-6-100-500</text:p>
          </table:table-cell>
          <table:table-cell office:value-type="float" office:value="0.00619403047351" calcext:value-type="float">
            <text:p>0.00619403047351</text:p>
          </table:table-cell>
          <table:table-cell office:value-type="float" office:value="0.0072292132628" calcext:value-type="float">
            <text:p>0.007229213262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20-10-6-100-200</text:p>
          </table:table-cell>
          <table:table-cell office:value-type="float" office:value="0.00624559290757" calcext:value-type="float">
            <text:p>0.00624559290757</text:p>
          </table:table-cell>
          <table:table-cell office:value-type="float" office:value="0.00717375461272" calcext:value-type="float">
            <text:p>0.00717375461272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string" calcext:value-type="string">
            <text:p>50-10-6-100-1000</text:p>
          </table:table-cell>
          <table:table-cell office:value-type="float" office:value="0.011735218226" calcext:value-type="float">
            <text:p>0.011735218226</text:p>
          </table:table-cell>
          <table:table-cell office:value-type="float" office:value="0.0133830913581" calcext:value-type="float">
            <text:p>0.0133830913581</text:p>
          </table:table-cell>
          <table:table-cell office:value-type="float" office:value="17011" calcext:value-type="float">
            <text:p>17011</text:p>
          </table:table-cell>
        </table:table-row>
        <table:table-row table:style-name="ro1">
          <table:table-cell office:value-type="string" calcext:value-type="string">
            <text:p>50-10-6-50-250</text:p>
          </table:table-cell>
          <table:table-cell office:value-type="float" office:value="0.0124425899588" calcext:value-type="float">
            <text:p>0.0124425899588</text:p>
          </table:table-cell>
          <table:table-cell office:value-type="float" office:value="0.0122782690321" calcext:value-type="float">
            <text:p>0.01227826903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10-5-100-1000</text:p>
          </table:table-cell>
          <table:table-cell office:value-type="float" office:value="0.00458289196521" calcext:value-type="float">
            <text:p>0.00458289196521</text:p>
          </table:table-cell>
          <table:table-cell office:value-type="float" office:value="0.00519438544505" calcext:value-type="float">
            <text:p>0.00519438544505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string" calcext:value-type="string">
            <text:p>10-5-100-500</text:p>
          </table:table-cell>
          <table:table-cell office:value-type="float" office:value="0.00490421420134" calcext:value-type="float">
            <text:p>0.00490421420134</text:p>
          </table:table-cell>
          <table:table-cell office:value-type="float" office:value="0.00508173086659" calcext:value-type="float">
            <text:p>0.00508173086659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string" calcext:value-type="string">
            <text:p>10-6-100-500</text:p>
          </table:table-cell>
          <table:table-cell office:value-type="float" office:value="0.00441657583318" calcext:value-type="float">
            <text:p>0.00441657583318</text:p>
          </table:table-cell>
          <table:table-cell table:style-name="ce1" office:value-type="float" office:value="0.00445958075742" calcext:value-type="float">
            <text:p>0.00445958075742</text:p>
          </table:table-cell>
          <table:table-cell office:value-type="float" office:value="11505" calcext:value-type="float">
            <text:p>11505</text:p>
          </table:table-cell>
        </table:table-row>
        <table:table-row table:style-name="ro1">
          <table:table-cell office:value-type="string" calcext:value-type="string">
            <text:p>10-6-100-1000</text:p>
          </table:table-cell>
          <table:table-cell office:value-type="float" office:value="0.00465468099853" calcext:value-type="float">
            <text:p>0.00465468099853</text:p>
          </table:table-cell>
          <table:table-cell office:value-type="float" office:value="0.00550569706531" calcext:value-type="float">
            <text:p>0.00550569706531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string" calcext:value-type="string">
            <text:p>10-6-50-250</text:p>
          </table:table-cell>
          <table:table-cell office:value-type="float" office:value="0.00466025536262" calcext:value-type="float">
            <text:p>0.00466025536262</text:p>
          </table:table-cell>
          <table:table-cell table:style-name="ce1" office:value-type="float" office:value="0.00458652046401" calcext:value-type="float">
            <text:p>0.00458652046401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string" calcext:value-type="string">
            <text:p>10-6-100-200</text:p>
          </table:table-cell>
          <table:table-cell office:value-type="float" office:value="0.00477455236958" calcext:value-type="float">
            <text:p>0.00477455236958</text:p>
          </table:table-cell>
          <table:table-cell table:style-name="ce1" office:value-type="float" office:value="0.00451724755599" calcext:value-type="float">
            <text:p>0.00451724755599</text:p>
          </table:table-cell>
          <table:table-cell office:value-type="float" office:value="17374" calcext:value-type="float">
            <text:p>17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10:02:26.563827536</dc:date>
    <meta:editing-duration>PT1M15S</meta:editing-duration>
    <meta:editing-cycles>1</meta:editing-cycles>
    <meta:document-statistic meta:table-count="1" meta:cell-count="103" meta:object-count="0"/>
    <meta:generator>LibreOffice/6.0.7.3$Linux_X86_64 LibreOffice_project/00m0$Build-3</meta:generator>
  </office:meta>
</office:document-meta>
</file>